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27622" draw:marker-start-width="0.321cm" draw:marker-end="Arrow_20_short" draw:marker-end-width="0.254cm" draw:fill-color="#ffffff" draw:opacity="67%" draw:textarea-horizontal-align="justify" draw:textarea-vertical-align="middle" draw:auto-grow-height="false" fo:min-height="0.437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solid" draw:stroke-dash="Dot_20__28_Rounded_29_" svg:stroke-width="0.081cm" svg:stroke-color="#ff0000" draw:marker-start-width="0.321cm" draw:marker-end="Arrow_20_short" draw:marker-end-width="0.356cm" svg:stroke-linecap="round" draw:fill="none" draw:opacity="67%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svg:stroke-color="#000000" draw:marker-end="Arrow_20_short" draw:marker-end-width="0.254cm" draw:fill="none" draw:fill-color="#ffffff" draw:opacity="67%" draw:textarea-horizontal-align="left" draw:auto-grow-height="true" draw:auto-grow-width="false" fo:min-height="0.734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end="Arrow_20_short" draw:marker-end-width="0.254cm" draw:fill="none" draw:fill-color="#ffffff" draw:opacity="67%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81cm" svg:stroke-color="#000000" draw:marker-start-width="0.321cm" draw:marker-end="Arrow_20_short" draw:marker-end-width="0.356cm" svg:stroke-linecap="butt" draw:fill="none" draw:opacity="67%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stroke="none" svg:stroke-color="#000000" draw:marker-end="Arrow_20_short" draw:marker-end-width="0.254cm" draw:fill="none" draw:fill-color="#ffffff" draw:opacity="67%" draw:textarea-horizontal-align="left" draw:textarea-vertical-align="middle" draw:auto-grow-height="true" draw:auto-grow-width="false" fo:min-height="0.788cm" fo:min-width="0cm" loext:decorative="false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081cm" svg:stroke-color="#127622" draw:marker-start="" draw:marker-start-width="0.321cm" draw:marker-end="Arrow_20_short" draw:marker-end-width="0.356cm" svg:stroke-linecap="round" draw:fill="none" draw:opacity="67%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svg:stroke-color="#127622" draw:marker-end="Arrow_20_short" draw:marker-end-width="0.254cm" draw:fill="none" draw:fill-color="#ffffff" draw:opacity="67%" draw:textarea-horizontal-align="left" draw:textarea-vertical-align="top" draw:auto-grow-height="true" draw:auto-grow-width="false" fo:min-height="0.788cm" fo:min-width="0cm" loext:decorative="false"/>
      <style:paragraph-properties style:writing-mode="lr-tb"/>
    </style:style>
    <style:style style:name="gr9" style:family="graphic" style:parent-style-name="objectwithoutfill">
      <style:graphic-properties draw:stroke="solid" draw:stroke-dash="Dot_20__28_Rounded_29_" svg:stroke-width="0.081cm" svg:stroke-color="#127622" draw:marker-start-width="0.321cm" draw:marker-end="Arrow_20_short" draw:marker-end-width="0.356cm" svg:stroke-linecap="round" draw:fill="none" draw:opacity="67%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127622" draw:marker-end="Arrow_20_short" draw:marker-end-width="0.254cm" draw:fill="none" draw:fill-color="#ffffff" draw:opacity="67%" draw:textarea-horizontal-align="left" draw:textarea-vertical-align="top" draw:auto-grow-height="true" draw:auto-grow-width="false" fo:min-height="1.11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127622" draw:marker-end="Arrow_20_short" draw:marker-end-width="0.254cm" draw:fill="none" draw:fill-color="#ffffff" draw:opacity="67%" draw:textarea-horizontal-align="left" draw:textarea-vertical-align="top" draw:auto-grow-height="true" draw:auto-grow-width="false" fo:min-height="0.556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127622" draw:marker-end="Arrow_20_short" draw:marker-end-width="0.254cm" draw:fill="none" draw:fill-color="#ffffff" draw:opacity="67%" draw:textarea-horizontal-align="left" draw:textarea-vertical-align="middle" draw:auto-grow-height="true" draw:auto-grow-width="false" fo:min-height="0.556cm" fo:min-width="0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127622" draw:marker-start-width="0.279cm" draw:marker-end="Arrow_20_short" draw:marker-end-width="0.254cm" draw:fill-color="#ffffff" draw:opacity="67%" draw:textarea-horizontal-align="justify" draw:textarea-vertical-align="middle" draw:auto-grow-height="false" fo:min-height="0.305cm" fo:min-width="0.308cm" fo:padding-top="0.026cm" fo:padding-bottom="0.026cm" fo:padding-left="0.026cm" fo:padding-right="0.026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81cm" svg:stroke-color="#127622" draw:marker-start-width="0.321cm" draw:marker-end="Arrow_20_short" draw:marker-end-width="0.356cm" draw:fill="none" draw:opacity="67%" fo:padding-top="0.04cm" fo:padding-bottom="0.04cm" fo:padding-left="0.04cm" fo:padding-right="0.04cm" loext:decorative="false"/>
    </style:style>
    <style:style style:name="gr15" style:family="graphic" style:parent-style-name="standard">
      <style:graphic-properties svg:stroke-width="0.081cm" svg:stroke-color="#000000" draw:marker-start-width="0.321cm" draw:marker-end="Arrow_20_short" draw:marker-end-width="0.254cm" draw:fill-color="#ffffff" draw:opacity="67%" draw:textarea-horizontal-align="justify" draw:textarea-vertical-align="middle" draw:auto-grow-height="false" fo:min-height="0.438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marker-end="Arrow_20_short" draw:marker-end-width="0.254cm" draw:fill="none" draw:opacity="67%" fo:min-height="1.267cm" loext:decorative="false"/>
      <style:paragraph-properties style:writing-mode="lr-tb"/>
    </style:style>
    <style:style style:name="gr17" style:family="graphic" style:parent-style-name="objectwithoutfill">
      <style:graphic-properties draw:stroke="solid" draw:stroke-dash="Dot_20__28_Rounded_29_" svg:stroke-width="0.081cm" svg:stroke-color="#000000" draw:marker-start="" draw:marker-start-width="0.321cm" draw:marker-end="Arrow_20_short" draw:marker-end-width="0.356cm" svg:stroke-linecap="round" draw:fill="none" draw:opacity="67%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81cm" svg:stroke-color="#ff0000" draw:marker-start-width="0.321cm" draw:marker-end="Arrow_20_short" draw:marker-end-width="0.254cm" draw:fill-color="#ffffff" draw:opacity="67%" draw:textarea-horizontal-align="justify" draw:textarea-vertical-align="middle" draw:auto-grow-height="false" fo:min-height="0.438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" svg:stroke-width="0.081cm" svg:stroke-color="#ff0000" draw:marker-start-width="0.321cm" draw:marker-end="Arrow_20_short" draw:marker-end-width="0.356cm" svg:stroke-linecap="butt" draw:fill="none" draw:opacity="67%" draw:textarea-vertical-align="middle" fo:padding-top="0.165cm" fo:padding-bottom="0.165cm" fo:padding-left="0.29cm" fo:padding-right="0.29cm" loext:decorative="false"/>
    </style:style>
    <style:style style:name="gr20" style:family="graphic" style:parent-style-name="objectwithoutfill">
      <style:graphic-properties draw:stroke="dash" draw:stroke-dash="Dot" svg:stroke-width="0.081cm" svg:stroke-color="#127622" draw:marker-start-width="0.321cm" draw:marker-end="Arrow_20_short" draw:marker-end-width="0.356cm" svg:stroke-linecap="butt" draw:fill="none" draw:opacity="67%" fo:padding-top="0.04cm" fo:padding-bottom="0.04cm" fo:padding-left="0.04cm" fo:padding-right="0.04cm" loext:decorative="false"/>
    </style:style>
    <style:style style:name="gr21" style:family="graphic" style:parent-style-name="standard">
      <style:graphic-properties svg:stroke-width="0.081cm" svg:stroke-color="#127622" draw:marker-start-width="0.321cm" draw:marker-end="Arrow_20_short" draw:marker-end-width="0.356cm" draw:opacity="67%" fo:padding-top="0.04cm" fo:padding-bottom="0.04cm" fo:padding-left="0.04cm" fo:padding-right="0.04cm" loext:decorative="false"/>
    </style:style>
    <style:style style:name="gr22" style:family="graphic" style:parent-style-name="standard">
      <style:graphic-properties svg:stroke-width="0.081cm" svg:stroke-color="#000000" draw:marker-start-width="0.321cm" draw:marker-end="Arrow_20_short" draw:marker-end-width="0.356cm" draw:opacity="67%" fo:padding-top="0.04cm" fo:padding-bottom="0.04cm" fo:padding-left="0.04cm" fo:padding-right="0.04cm" loext:decorative="false"/>
    </style:style>
    <style:style style:name="gr23" style:family="graphic" style:parent-style-name="standard">
      <style:graphic-properties draw:stroke="dash" draw:stroke-dash="Dot" svg:stroke-width="0.081cm" svg:stroke-color="#000000" draw:marker-start-width="0.321cm" draw:marker-end="Arrow_20_short" draw:marker-end-width="0.356cm" svg:stroke-linecap="butt" draw:opacity="67%" fo:padding-top="0.04cm" fo:padding-bottom="0.04cm" fo:padding-left="0.04cm" fo:padding-right="0.04cm" loext:decorative="false"/>
    </style:style>
    <style:style style:name="gr24" style:family="graphic" style:parent-style-name="objectwithoutfill">
      <style:graphic-properties draw:stroke="dash" draw:stroke-dash="Dot" svg:stroke-width="0.081cm" svg:stroke-color="#000000" draw:marker-start-width="0.321cm" draw:marker-end="Arrow_20_short" draw:marker-end-width="0.356cm" svg:stroke-linecap="butt" draw:fill="none" draw:opacity="67%" fo:padding-top="0.04cm" fo:padding-bottom="0.04cm" fo:padding-left="0.04cm" fo:padding-right="0.04cm" loext:decorative="false"/>
    </style:style>
    <style:style style:name="gr25" style:family="graphic" style:parent-style-name="standard">
      <style:graphic-properties svg:stroke-width="0.081cm" svg:stroke-color="#ff0000" draw:marker-start-width="0.321cm" draw:marker-end="Arrow_20_short" draw:marker-end-width="0.254cm" draw:fill-color="#ffffff" draw:opacity="67%" draw:textarea-horizontal-align="justify" draw:textarea-vertical-align="middle" draw:auto-grow-height="false" fo:min-height="0.437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81cm" svg:stroke-color="#127622" draw:marker-start-width="0.321cm" draw:marker-end="Arrow_20_short" draw:marker-end-width="0.254cm" draw:fill-color="#ffffff" draw:textarea-horizontal-align="justify" draw:textarea-vertical-align="middle" draw:auto-grow-height="false" fo:min-height="0.437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stroke="solid" draw:stroke-dash="Dot_20__28_Rounded_29_" svg:stroke-width="0.081cm" svg:stroke-color="#ff0000" draw:marker-start-width="0.321cm" draw:marker-end="Arrow_20_short" draw:marker-end-width="0.356cm" svg:stroke-linecap="round" draw:fill="none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stroke="none" svg:stroke-color="#000000" draw:marker-end="Arrow_20_short" draw:marker-end-width="0.254cm" draw:fill="none" draw:fill-color="#ffffff" draw:textarea-horizontal-align="left" draw:auto-grow-height="true" draw:auto-grow-width="false" fo:min-height="0.734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marker-end="Arrow_20_short" draw:marker-end-width="0.254cm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Dot" svg:stroke-width="0.081cm" svg:stroke-color="#000000" draw:marker-start-width="0.321cm" draw:marker-end="Arrow_20_short" draw:marker-end-width="0.356cm" svg:stroke-linecap="butt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000000" draw:marker-end="Arrow_20_short" draw:marker-end-width="0.254cm" draw:fill="none" draw:fill-color="#ffffff" draw:textarea-horizontal-align="left" draw:textarea-vertical-align="middle" draw:auto-grow-height="true" draw:auto-grow-width="false" fo:min-height="0.788cm" fo:min-width="0cm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Dot_20__28_Rounded_29_" svg:stroke-width="0.081cm" svg:stroke-color="#127622" draw:marker-start="" draw:marker-start-width="0.321cm" draw:marker-end="Arrow_20_short" draw:marker-end-width="0.356cm" svg:stroke-linecap="round" draw:fill="none" draw:textarea-vertical-align="middle" fo:padding-top="0.165cm" fo:padding-bottom="0.165cm" fo:padding-left="0.29cm" fo:padding-right="0.29cm" loext:decorative="false"/>
    </style:style>
    <style:style style:name="gr33" style:family="graphic" style:parent-style-name="standard">
      <style:graphic-properties draw:stroke="none" svg:stroke-color="#127622" draw:marker-end="Arrow_20_short" draw:marker-end-width="0.254cm" draw:fill="none" draw:fill-color="#ffffff" draw:textarea-horizontal-align="left" draw:textarea-vertical-align="top" draw:auto-grow-height="true" draw:auto-grow-width="false" fo:min-height="0.788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127622" draw:marker-end="Arrow_20_short" draw:marker-end-width="0.254cm" draw:fill="none" draw:fill-color="#ffffff" draw:textarea-horizontal-align="left" draw:textarea-vertical-align="top" draw:auto-grow-height="true" draw:auto-grow-width="false" fo:min-height="1.111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127622" draw:marker-end="Arrow_20_short" draw:marker-end-width="0.254cm" draw:fill="none" draw:fill-color="#ffffff" draw:textarea-horizontal-align="left" draw:textarea-vertical-align="top" draw:auto-grow-height="true" draw:auto-grow-width="false" fo:min-height="0.556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127622" draw:marker-end="Arrow_20_short" draw:marker-end-width="0.254cm" draw:fill="none" draw:fill-color="#ffffff" draw:textarea-horizontal-align="left" draw:textarea-vertical-align="middle" draw:auto-grow-height="true" draw:auto-grow-width="false" fo:min-height="0.556cm" fo:min-width="0cm" loext:decorative="false"/>
      <style:paragraph-properties style:writing-mode="lr-tb"/>
    </style:style>
    <style:style style:name="gr37" style:family="graphic" style:parent-style-name="standard">
      <style:graphic-properties svg:stroke-width="0.081cm" svg:stroke-color="#000000" draw:marker-start-width="0.321cm" draw:marker-end="Arrow_20_short" draw:marker-end-width="0.254cm" draw:fill-color="#ffffff" draw:textarea-horizontal-align="justify" draw:textarea-vertical-align="middle" draw:auto-grow-height="false" fo:min-height="0.438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stroke="solid" draw:stroke-dash="Dot_20__28_Rounded_29_" svg:stroke-width="0.081cm" svg:stroke-color="#000000" draw:marker-start="" draw:marker-start-width="0.321cm" draw:marker-end="Arrow_20_short" draw:marker-end-width="0.356cm" svg:stroke-linecap="round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standard">
      <style:graphic-properties svg:stroke-width="0.081cm" svg:stroke-color="#ff0000" draw:marker-start-width="0.321cm" draw:marker-end="Arrow_20_short" draw:marker-end-width="0.254cm" draw:fill-color="#ffffff" draw:textarea-horizontal-align="justify" draw:textarea-vertical-align="middle" draw:auto-grow-height="false" fo:min-height="0.438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stroke="dash" draw:stroke-dash="Dot" svg:stroke-width="0.081cm" svg:stroke-color="#ff0000" draw:marker-start-width="0.321cm" draw:marker-end="Arrow_20_short" draw:marker-end-width="0.356cm" svg:stroke-linecap="butt" draw:fill="none" draw:textarea-vertical-align="middle" fo:padding-top="0.165cm" fo:padding-bottom="0.165cm" fo:padding-left="0.29cm" fo:padding-right="0.29cm" loext:decorative="false"/>
    </style:style>
    <style:style style:name="gr41" style:family="graphic" style:parent-style-name="objectwithoutfill">
      <style:graphic-properties draw:stroke="dash" draw:stroke-dash="Dot" svg:stroke-width="0.081cm" svg:stroke-color="#127622" draw:marker-start-width="0.321cm" draw:marker-end="Arrow_20_short" draw:marker-end-width="0.356cm" svg:stroke-linecap="butt" draw:fill="none" fo:padding-top="0.04cm" fo:padding-bottom="0.04cm" fo:padding-left="0.04cm" fo:padding-right="0.04cm" loext:decorative="false"/>
    </style:style>
    <style:style style:name="gr42" style:family="graphic" style:parent-style-name="standard">
      <style:graphic-properties svg:stroke-width="0.081cm" svg:stroke-color="#127622" draw:marker-start-width="0.321cm" draw:marker-end="Arrow_20_short" draw:marker-end-width="0.356cm" fo:padding-top="0.04cm" fo:padding-bottom="0.04cm" fo:padding-left="0.04cm" fo:padding-right="0.04cm" loext:decorative="false"/>
    </style:style>
    <style:style style:name="gr43" style:family="graphic" style:parent-style-name="standard">
      <style:graphic-properties svg:stroke-width="0.081cm" svg:stroke-color="#000000" draw:marker-start-width="0.321cm" draw:marker-end="Arrow_20_short" draw:marker-end-width="0.356cm" fo:padding-top="0.04cm" fo:padding-bottom="0.04cm" fo:padding-left="0.04cm" fo:padding-right="0.04cm" loext:decorative="false"/>
    </style:style>
    <style:style style:name="gr44" style:family="graphic" style:parent-style-name="standard">
      <style:graphic-properties draw:stroke="dash" draw:stroke-dash="Dot" svg:stroke-width="0.081cm" svg:stroke-color="#000000" draw:marker-start-width="0.321cm" draw:marker-end="Arrow_20_short" draw:marker-end-width="0.356cm" svg:stroke-linecap="butt" fo:padding-top="0.04cm" fo:padding-bottom="0.04cm" fo:padding-left="0.04cm" fo:padding-right="0.04cm" loext:decorative="false"/>
    </style:style>
    <style:style style:name="gr45" style:family="graphic" style:parent-style-name="objectwithoutfill">
      <style:graphic-properties draw:stroke="dash" draw:stroke-dash="Dot" svg:stroke-width="0.081cm" svg:stroke-color="#000000" draw:marker-start-width="0.321cm" draw:marker-end="Arrow_20_short" draw:marker-end-width="0.356cm" svg:stroke-linecap="butt" draw:fill="none" fo:padding-top="0.04cm" fo:padding-bottom="0.04cm" fo:padding-left="0.04cm" fo:padding-right="0.04cm" loext:decorative="false"/>
    </style:style>
    <style:style style:name="gr46" style:family="graphic" style:parent-style-name="standard">
      <style:graphic-properties svg:stroke-width="0.081cm" svg:stroke-color="#ff0000" draw:marker-start-width="0.321cm" draw:marker-end="Arrow_20_short" draw:marker-end-width="0.254cm" draw:fill-color="#ffffff" draw:textarea-horizontal-align="justify" draw:textarea-vertical-align="middle" draw:auto-grow-height="false" fo:min-height="0.437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width="0.081cm" svg:stroke-color="#127622" draw:marker-start-width="0.321cm" draw:marker-end="Arrow_20_short" draw:marker-end-width="0.254cm" draw:fill="none" draw:fill-color="#ffffff" loext:fill-use-slide-background="false" draw:textarea-horizontal-align="justify" draw:textarea-vertical-align="middle" draw:auto-grow-height="false" fo:min-height="0.437cm" fo:min-width="1.96cm" fo:padding-top="0.165cm" fo:padding-bottom="0.165cm" fo:padding-left="0.29cm" fo:padding-right="0.29cm" style:writing-mode="lr-tb" loext:decorative="false"/>
      <style:paragraph-properties style:writing-mode="lr-tb"/>
    </style:style>
    <style:style style:name="gr48" style:family="graphic" style:parent-style-name="objectwithoutfill">
      <style:graphic-properties draw:stroke="solid" draw:stroke-dash="Dot_20__28_Rounded_29_" svg:stroke-width="0.081cm" svg:stroke-color="#127622" draw:marker-start-width="0.321cm" draw:marker-end="Arrow_20_short" draw:marker-end-width="0.356cm" svg:stroke-linecap="round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127622" draw:marker-start-width="0.279cm" draw:marker-end="Arrow_20_short" draw:marker-end-width="0.254cm" draw:fill-color="#ffffff" draw:textarea-horizontal-align="justify" draw:textarea-vertical-align="middle" draw:auto-grow-height="false" fo:min-height="0.305cm" fo:min-width="0.308cm" fo:padding-top="0.026cm" fo:padding-bottom="0.026cm" fo:padding-left="0.026cm" fo:padding-right="0.026cm" style:writing-mode="lr-tb" loext:decorative="false"/>
      <style:paragraph-properties style:writing-mode="lr-tb"/>
    </style:style>
    <style:style style:name="gr50" style:family="graphic" style:parent-style-name="objectwithoutfill">
      <style:graphic-properties svg:stroke-width="0.081cm" svg:stroke-color="#127622" draw:marker-start-width="0.321cm" draw:marker-end="Arrow_20_short" draw:marker-end-width="0.356cm" draw:fill="none" fo:padding-top="0.04cm" fo:padding-bottom="0.04cm" fo:padding-left="0.04cm" fo:padding-right="0.04cm" loext:decorative="false"/>
    </style:style>
    <style:style style:name="gr51" style:family="graphic" style:parent-style-name="standard">
      <style:graphic-properties draw:stroke="none" draw:marker-end="Arrow_20_short" draw:marker-end-width="0.254cm" draw:fill="none" fo:min-height="1.267cm" loext:decorative="false"/>
      <style:paragraph-properties style:writing-mode="lr-tb"/>
    </style:style>
    <style:style style:name="gr52" style:family="graphic" style:parent-style-name="standard">
      <style:graphic-properties svg:stroke-width="0.081cm" svg:stroke-color="#000000" draw:marker-start-width="0.321cm" draw:marker-end="Square" draw:marker-end-width="0.203cm" fo:padding-top="0.04cm" fo:padding-bottom="0.04cm" fo:padding-left="0.04cm" fo:padding-right="0.04cm" loext:decorative="false"/>
    </style:style>
    <style:style style:name="gr53" style:family="graphic" style:parent-style-name="standard">
      <style:graphic-properties svg:stroke-width="0.081cm" svg:stroke-color="#127622" draw:marker-start-width="0.321cm" draw:marker-end="Arrow_20_short" draw:marker-end-width="0.254cm" draw:fill-color="#ffffff" draw:textarea-horizontal-align="justify" draw:textarea-vertical-align="middle" draw:auto-grow-height="false" fo:min-height="0.437cm" fo:min-width="1.96cm" fo:padding-top="0cm" fo:padding-bottom="0cm" fo:padding-left="0cm" fo:padding-right="0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stroke="solid" draw:stroke-dash="Dot_20__28_Rounded_29_" svg:stroke-width="0.081cm" svg:stroke-color="#000000" draw:marker-start="" draw:marker-start-width="0.321cm" draw:marker-end="Circle" draw:marker-end-width="0.203cm" svg:stroke-linecap="round" draw:fill="none" draw:textarea-vertical-align="middle" fo:padding-top="0.165cm" fo:padding-bottom="0.165cm" fo:padding-left="0.29cm" fo:padding-right="0.29cm" loext:decorative="false"/>
    </style:style>
    <style:style style:name="gr55" style:family="graphic" style:parent-style-name="standard">
      <style:graphic-properties svg:stroke-width="0.081cm" svg:stroke-color="#127622" draw:marker-start-width="0.321cm" draw:marker-end="Square" draw:marker-end-width="0.203cm" fo:padding-top="0.04cm" fo:padding-bottom="0.04cm" fo:padding-left="0.04cm" fo:padding-right="0.04cm" loext:decorative="false"/>
    </style:style>
    <style:style style:name="gr56" style:family="graphic" style:parent-style-name="objectwithoutfill">
      <style:graphic-properties draw:stroke="solid" draw:stroke-dash="Dot_20__28_Rounded_29_" svg:stroke-width="0.081cm" svg:stroke-color="#127622" draw:marker-start-width="0.321cm" draw:marker-end="Circle" draw:marker-end-width="0.203cm" svg:stroke-linecap="round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objectwithoutfill">
      <style:graphic-properties svg:stroke-width="0.081cm" svg:stroke-color="#127622" draw:marker-start-width="0.321cm" draw:marker-end="Circle" draw:marker-end-width="0.203cm" draw:fill="none" fo:padding-top="0.04cm" fo:padding-bottom="0.04cm" fo:padding-left="0.04cm" fo:padding-right="0.04cm" loext:decorative="false"/>
    </style:style>
    <style:style style:name="gr58" style:family="graphic" style:parent-style-name="objectwithoutfill">
      <style:graphic-properties draw:stroke="solid" draw:stroke-dash="Dot" svg:stroke-width="0.081cm" svg:stroke-color="#000000" draw:marker-start-width="0.321cm" draw:marker-end="Circle" draw:marker-end-width="0.203cm" svg:stroke-linecap="butt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objectwithoutfill">
      <style:graphic-properties draw:stroke="solid" draw:stroke-dash="Dot" svg:stroke-width="0.081cm" svg:stroke-color="#000000" draw:marker-start-width="0.321cm" draw:marker-end="Arrow_20_short" draw:marker-end-width="0.356cm" svg:stroke-linecap="butt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  <style:text-properties fo:color="#127622" loext:opacity="100%"/>
    </style:style>
    <style:style style:name="P2" style:family="paragraph">
      <loext:graphic-properties draw:fill-color="#ffffff" draw:opacity="67%"/>
      <style:paragraph-properties fo:text-align="center" style:writing-mode="lr-tb"/>
      <style:text-properties fo:color="#127622" loext:opacity="100%"/>
    </style:style>
    <style:style style:name="P3" style:family="paragraph">
      <loext:graphic-properties draw:fill="none" draw:opacity="67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 draw:opacity="67%"/>
      <style:paragraph-properties fo:text-align="center"/>
    </style:style>
    <style:style style:name="P6" style:family="paragraph">
      <loext:graphic-properties draw:fill="none" draw:fill-color="#ffffff" draw:opacity="67%"/>
      <style:paragraph-properties fo:text-align="center"/>
      <style:text-properties fo:color="#ff0000" loext:opacity="100%" fo:font-size="1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 draw:opacity="67%"/>
      <style:paragraph-properties fo:text-align="end"/>
      <style:text-properties fo:color="#ff0000" loext:opacity="100%" fo:font-size="20pt" fo:font-weight="bold" style:font-size-asian="14pt" style:font-size-complex="14pt"/>
    </style:style>
    <style:style style:name="P9" style:family="paragraph">
      <loext:graphic-properties draw:fill="none" draw:opacity="67%"/>
      <style:paragraph-properties fo:text-align="center"/>
      <style:text-properties fo:color="#127622" loext:opacity="100%"/>
    </style:style>
    <style:style style:name="P10" style:family="paragraph">
      <loext:graphic-properties draw:fill="none" draw:fill-color="#ffffff" draw:opacity="67%"/>
      <style:paragraph-properties fo:text-align="center"/>
      <style:text-properties fo:color="#127622" loext:opacity="100%" fo:font-size="20pt" fo:font-weight="bold" style:font-size-asian="16pt" style:font-size-complex="16pt"/>
    </style:style>
    <style:style style:name="P11" style:family="paragraph">
      <loext:graphic-properties draw:fill="none" draw:fill-color="#ffffff" draw:opacity="67%"/>
      <style:paragraph-properties fo:text-align="end"/>
      <style:text-properties fo:color="#127622" loext:opacity="100%" fo:font-size="12pt" style:font-size-asian="14pt" style:font-size-complex="14pt"/>
    </style:style>
    <style:style style:name="P12" style:family="paragraph">
      <loext:graphic-properties draw:fill="none" draw:fill-color="#ffffff" draw:opacity="67%"/>
      <style:paragraph-properties fo:text-align="center"/>
      <style:text-properties fo:color="#127622" loext:opacity="100%" fo:font-size="12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 draw:fill-color="#ffffff" draw:opacity="67%"/>
      <style:paragraph-properties fo:text-align="center"/>
      <style:text-properties fo:color="#127622" loext:opacity="100%" fo:font-size="12pt" style:font-size-asian="14pt" style:font-size-complex="14pt"/>
    </style:style>
    <style:style style:name="P14" style:family="paragraph">
      <style:paragraph-properties fo:text-align="center"/>
      <style:text-properties fo:color="#127622" loext:opacity="100%" style:text-position="super 58%" fo:font-size="32pt" style:font-size-asian="26pt" style:font-size-complex="26pt"/>
    </style:style>
    <style:style style:name="P15" style:family="paragraph">
      <loext:graphic-properties draw:fill-color="#ffffff" draw:opacity="67%"/>
      <style:paragraph-properties fo:text-align="center" style:writing-mode="lr-tb"/>
      <style:text-properties fo:color="#127622" loext:opacity="100%" style:text-position="super 58%" fo:font-size="32pt" style:font-size-asian="26pt" style:font-size-complex="26pt"/>
    </style:style>
    <style:style style:name="P16" style:family="paragraph">
      <loext:graphic-properties draw:fill-color="#ffffff" draw:opacity="67%"/>
      <style:paragraph-properties fo:text-align="center" style:writing-mode="lr-tb"/>
    </style:style>
    <style:style style:name="P17" style:family="paragraph">
      <loext:graphic-properties draw:fill="none" draw:opacity="67%"/>
    </style:style>
    <style:style style:name="P18" style:family="paragraph">
      <style:paragraph-properties fo:text-align="center"/>
      <style:text-properties fo:color="#ff0000" loext:opacity="100%"/>
    </style:style>
    <style:style style:name="P19" style:family="paragraph">
      <loext:graphic-properties draw:fill-color="#ffffff" draw:opacity="67%"/>
      <style:paragraph-properties fo:text-align="center" style:writing-mode="lr-tb"/>
      <style:text-properties fo:color="#ff0000" loext:opacity="100%"/>
    </style:style>
    <style:style style:name="P20" style:family="paragraph">
      <loext:graphic-properties draw:opacity="67%"/>
      <style:paragraph-properties fo:text-align="center"/>
    </style:style>
    <style:style style:name="P21" style:family="paragraph">
      <loext:graphic-properties draw:fill-color="#ffffff"/>
      <style:paragraph-properties fo:text-align="center" style:writing-mode="lr-tb"/>
      <style:text-properties fo:color="#127622" loext:opacity="100%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ff0000" loext:opacity="100%" fo:font-size="14pt"/>
    </style:style>
    <style:style style:name="P25" style:family="paragraph">
      <loext:graphic-properties draw:fill="none" draw:fill-color="#ffffff"/>
      <style:paragraph-properties fo:text-align="end"/>
      <style:text-properties fo:color="#ff0000" loext:opacity="100%" fo:font-size="20pt" fo:font-weight="bold" style:font-size-asian="14pt" style:font-size-complex="14pt"/>
    </style:style>
    <style:style style:name="P26" style:family="paragraph">
      <loext:graphic-properties draw:fill="none"/>
      <style:paragraph-properties fo:text-align="center"/>
      <style:text-properties fo:color="#127622" loext:opacity="100%"/>
    </style:style>
    <style:style style:name="P27" style:family="paragraph">
      <loext:graphic-properties draw:fill="none" draw:fill-color="#ffffff"/>
      <style:paragraph-properties fo:text-align="center"/>
      <style:text-properties fo:color="#127622" loext:opacity="100%" fo:font-size="20pt" fo:font-weight="bold" style:font-size-asian="16pt" style:font-size-complex="16pt"/>
    </style:style>
    <style:style style:name="P28" style:family="paragraph">
      <loext:graphic-properties draw:fill="none" draw:fill-color="#ffffff"/>
      <style:paragraph-properties fo:text-align="end"/>
      <style:text-properties fo:color="#127622" loext:opacity="100%" fo:font-size="12pt" style:font-size-asian="14pt" style:font-size-complex="14pt"/>
    </style:style>
    <style:style style:name="P29" style:family="paragraph">
      <loext:graphic-properties draw:fill="none" draw:fill-color="#ffffff"/>
      <style:paragraph-properties fo:text-align="center"/>
      <style:text-properties fo:color="#127622" loext:opacity="100%" fo:font-size="12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none" draw:fill-color="#ffffff"/>
      <style:paragraph-properties fo:text-align="center"/>
      <style:text-properties fo:color="#127622" loext:opacity="100%" fo:font-size="12pt" style:font-size-asian="14pt" style:font-size-complex="14pt"/>
    </style:style>
    <style:style style:name="P31" style:family="paragraph">
      <loext:graphic-properties draw:fill-color="#ffffff"/>
      <style:paragraph-properties fo:text-align="center" style:writing-mode="lr-tb"/>
    </style:style>
    <style:style style:name="P32" style:family="paragraph">
      <loext:graphic-properties draw:fill-color="#ffffff"/>
      <style:paragraph-properties fo:text-align="center" style:writing-mode="lr-tb"/>
      <style:text-properties fo:color="#ff0000" loext:opacity="100%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127622" loext:opacity="100%"/>
    </style:style>
    <style:style style:name="P34" style:family="paragraph">
      <loext:graphic-properties draw:fill-color="#ffffff"/>
      <style:paragraph-properties fo:text-align="center" style:writing-mode="lr-tb"/>
      <style:text-properties fo:color="#127622" loext:opacity="100%" style:text-position="super 58%" fo:font-size="32pt" style:font-size-asian="26pt" style:font-size-complex="26pt"/>
    </style:style>
    <style:style style:name="P35" style:family="paragraph">
      <loext:graphic-properties draw:fill="none"/>
    </style:style>
    <style:style style:name="T1" style:family="text">
      <style:text-properties fo:color="#127622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size="14pt"/>
    </style:style>
    <style:style style:name="T4" style:family="text">
      <style:text-properties fo:color="#ff0000" loext:opacity="100%" fo:font-size="20pt" fo:font-weight="bold" style:font-size-asian="16pt" style:font-size-complex="16pt"/>
    </style:style>
    <style:style style:name="T5" style:family="text">
      <style:text-properties fo:color="#127622" loext:opacity="100%" fo:font-size="20pt" fo:font-weight="bold" style:font-size-asian="16pt" style:font-size-complex="16pt"/>
    </style:style>
    <style:style style:name="T6" style:family="text">
      <style:text-properties fo:color="#127622" loext:opacity="100%" fo:font-size="14pt" style:font-size-asian="16pt" style:font-size-complex="16pt"/>
    </style:style>
    <style:style style:name="T7" style:family="text">
      <style:text-properties fo:color="#127622" loext:opacity="100%" fo:font-size="14pt" fo:font-weight="normal" style:font-size-asian="16pt" style:font-weight-asian="normal" style:font-size-complex="16pt" style:font-weight-complex="normal"/>
    </style:style>
    <style:style style:name="T8" style:family="text">
      <style:text-properties fo:color="#127622" loext:opacity="100%" style:text-position="super 58%" fo:font-size="32pt" style:font-size-asian="26pt" style:font-size-complex="26pt"/>
    </style:style>
    <style:style style:name="T9" style:family="text">
      <style:text-properties fo:color="#127622" loext:opacity="100%" fo:font-size="32pt" style:font-size-asian="26pt" style:font-size-complex="26pt"/>
    </style:style>
    <style:style style:name="T10" style:family="text">
      <style:text-properties fo:color="#ff0000" loext:opacity="100%"/>
    </style:style>
    <style:style style:name="T11" style:family="text">
      <style:text-properties fo:color="#127622" loext:opacity="100%"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4cm" svg:height="0.767cm" svg:x="4.813cm" svg:y="1.565cm">
          <draw:glue-point draw:id="4" svg:x="3.751cm" svg:y="4.855cm"/>
          <draw:glue-point draw:id="5" svg:x="-3.748cm" svg:y="4.855cm"/>
          <text:p text:style-name="P1"><text:span text:style-name="T1">Ai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54cm" svg:height="0.767cm" svg:x="1.347cm" svg:y="1.565cm">
          <text:p text:style-name="P1"><text:span text:style-name="T1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s" svg:x1="10.846cm" svg:y1="0.435cm" svg:x2="10.846cm" svg:y2="3.48cm" draw:start-shape="id1" draw:start-glue-point="1" draw:end-shape="id2" draw:end-glue-point="1" svg:d="M10846 435h541v3045h-541" svg:viewBox="0 0 542 3046">
          <text:p/>
        </draw:connector>
        <draw:frame draw:style-name="gr3" draw:text-style-name="P5" xml:id="id4" draw:id="id4" draw:layer="layout" svg:width="2.064cm" svg:height="0.734cm" svg:x="8.544cm" svg:y="4.887cm">
          <draw:text-box>
            <text:p text:style-name="P4"><text:s/><text:span text:style-name="T2">Song</text:span></text:p>
          </draw:text-box>
          <draw:glue-point draw:id="4" svg:x="-5cm" svg:y="-4.906cm"/>
        </draw:frame>
        <draw:frame draw:style-name="gr4" draw:text-style-name="P6" draw:layer="layout" svg:width="2.205cm" svg:height="1.111cm" draw:transform="rotate (1.5707963267949) translate (11.623cm 3.013cm)">
          <draw:text-box>
            <text:p text:style-name="P4"><text:span text:style-name="T3">Variability</text:span></text:p>
            <text:p text:style-name="P4"><text:span text:style-name="T3">(explore)</text:span></text:p>
          </draw:text-box>
        </draw:frame>
        <draw:custom-shape draw:style-name="gr1" draw:text-style-name="P2" xml:id="id8" draw:id="id8" draw:layer="layout" svg:width="2.54cm" svg:height="0.767cm" svg:x="1.347cm" svg:y="4.435cm">
          <text:p text:style-name="P1"><text:span text:style-name="T1">V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576cm" svg:y1="2.332cm" svg:x2="9.576cm" svg:y2="3.096cm" draw:start-shape="id3" draw:start-glue-point="2" draw:end-shape="id2" draw:end-glue-point="0" svg:d="M9576 2332v764" svg:viewBox="0 0 1 765">
          <text:p/>
        </draw:connector>
        <draw:connector draw:style-name="gr5" draw:text-style-name="P3" draw:layer="layout" draw:type="lines" draw:line-skew="0.488cm" svg:x1="8.544cm" svg:y1="4.894cm" svg:x2="7.035cm" svg:y2="2.32cm" draw:start-shape="id4" draw:start-glue-point="4" draw:end-shape="id5" draw:end-glue-point="4" svg:d="M8544 4894h-12l-1497-2022v-552" svg:viewBox="0 0 1510 2575">
          <text:p/>
        </draw:connector>
        <draw:frame draw:style-name="gr6" draw:text-style-name="P8" draw:layer="layout" svg:width="1.905cm" svg:height="0.788cm" svg:x="10.581cm" svg:y="3.863cm">
          <draw:text-box>
            <text:p text:style-name="P7"><text:span text:style-name="T4">Actor</text:span></text:p>
          </draw:text-box>
        </draw:frame>
        <draw:connector draw:style-name="gr7" draw:text-style-name="P9" draw:layer="layout" draw:type="lines" svg:x1="4.813cm" svg:y1="1.948cm" svg:x2="3.887cm" svg:y2="1.948cm" draw:start-shape="id5" draw:start-glue-point="3" draw:end-shape="id6" draw:end-glue-point="1" svg:d="M4813 1948h-541 156-541" svg:viewBox="0 0 927 1">
          <text:p/>
        </draw:connector>
        <draw:frame draw:style-name="gr8" draw:text-style-name="P10" draw:layer="layout" svg:width="1.905cm" svg:height="0.788cm" svg:x="5.183cm" svg:y="3.943cm">
          <draw:text-box>
            <text:p text:style-name="P4"><text:span text:style-name="T5">Critic</text:span></text:p>
          </draw:text-box>
        </draw:frame>
        <draw:connector draw:style-name="gr9" draw:text-style-name="P9" draw:layer="layout" draw:type="lines" svg:x1="2.617cm" svg:y1="2.332cm" svg:x2="2.617cm" svg:y2="3.445cm" draw:start-shape="id6" draw:start-glue-point="2" draw:end-shape="id7" draw:end-glue-point="4" svg:d="M2617 2332v540 45 528" svg:viewBox="0 0 1 1114">
          <text:p/>
        </draw:connector>
        <draw:frame draw:style-name="gr10" draw:text-style-name="P11" draw:layer="layout" svg:width="2.34cm" svg:height="1.111cm" svg:x="0.203cm" svg:y="2.399cm">
          <draw:text-box>
            <text:p text:style-name="P7"><text:span text:style-name="T6">Error Prediction</text:span></text:p>
          </draw:text-box>
        </draw:frame>
        <draw:frame draw:style-name="gr10" draw:text-style-name="P11" draw:layer="layout" svg:width="1.587cm" svg:height="1.111cm" svg:x="3.579cm" svg:y="2.388cm">
          <draw:text-box>
            <text:p text:style-name="P7"><text:span text:style-name="T6">Actual</text:span></text:p>
            <text:p text:style-name="P7"><text:span text:style-name="T6">Error</text:span></text:p>
          </draw:text-box>
        </draw:frame>
        <draw:frame draw:style-name="gr11" draw:text-style-name="P12" draw:layer="layout" svg:width="2.158cm" svg:height="0.556cm" svg:x="4.93cm" svg:y="5.262cm">
          <draw:text-box>
            <text:p text:style-name="P4"><text:span text:style-name="T7">Improve</text:span></text:p>
          </draw:text-box>
        </draw:frame>
        <draw:frame draw:style-name="gr12" draw:text-style-name="P13" draw:layer="layout" svg:width="2.222cm" svg:height="0.556cm" svg:x="1.506cm" svg:y="5.264cm">
          <draw:text-box>
            <text:p text:style-name="P4"><text:span text:style-name="T6">TD Error</text:span></text:p>
          </draw:text-box>
        </draw:frame>
        <draw:custom-shape draw:style-name="gr13" draw:text-style-name="P15" xml:id="id7" draw:id="id7" draw:layer="layout" svg:width="0.508cm" svg:height="0.505cm" svg:x="2.363cm" svg:y="3.445cm">
          <text:p text:style-name="P14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2.617cm" svg:y1="3.95cm" svg:x2="2.617cm" svg:y2="4.435cm" draw:start-shape="id7" draw:start-glue-point="8" draw:end-shape="id8" draw:end-glue-point="0" svg:d="M2617 3950v485" svg:viewBox="0 0 1 486">
          <text:p/>
        </draw:connector>
        <draw:custom-shape draw:style-name="gr15" draw:text-style-name="P16" xml:id="id1" draw:id="id1" draw:layer="layout" svg:width="2.54cm" svg:height="0.768cm" svg:x="8.306cm" svg:y="0.051cm">
          <draw:glue-point draw:id="4" svg:x="-5.161cm" svg:y="-1.536cm"/>
          <draw:glue-point draw:id="5" svg:x="-5.161cm" svg:y="2.604cm"/>
          <text:p text:style-name="P4">LMA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0.375cm" svg:height="1.267cm" svg:x="2.43cm" svg:y="2.997cm">
          <draw:text-box>
            <text:p><text:span text:style-name="T9">-</text:span></text:p>
          </draw:text-box>
        </draw:frame>
        <draw:custom-shape draw:style-name="gr15" draw:text-style-name="P16" xml:id="id9" draw:id="id9" draw:layer="layout" svg:width="2.54cm" svg:height="0.768cm" svg:x="1.347cm" svg:y="0.051cm">
          <draw:glue-point draw:id="4" svg:x="5.161cm" svg:y="-1.536cm"/>
          <draw:glue-point draw:id="5" svg:x="5.161cm" svg:y="2.604cm"/>
          <text:p text:style-name="P4">sB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draw:type="lines" svg:x1="2.617cm" svg:y1="0.819cm" svg:x2="2.617cm" svg:y2="1.565cm" draw:start-shape="id9" draw:start-glue-point="2" draw:end-shape="id6" draw:end-glue-point="0" svg:d="M2617 819v541-337 542" svg:viewBox="0 0 1 747">
          <text:p/>
        </draw:connector>
        <draw:custom-shape draw:style-name="gr18" draw:text-style-name="P19" xml:id="id2" draw:id="id2" draw:layer="layout" svg:width="2.54cm" svg:height="0.768cm" svg:x="8.306cm" svg:y="3.096cm">
          <text:p text:style-name="P18"><text:span text:style-name="T10">RA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line" svg:x1="9.576cm" svg:y1="3.864cm" svg:x2="9.576cm" svg:y2="4.887cm" draw:start-shape="id2" draw:start-glue-point="2" draw:end-shape="id4" draw:end-glue-point="0" svg:d="M9576 3864v1023" svg:viewBox="0 0 1 1024">
          <text:p/>
        </draw:connector>
        <draw:connector draw:style-name="gr20" draw:text-style-name="P3" draw:layer="layout" draw:type="lines" draw:line-skew="-0.515cm -3.813cm" svg:x1="3.887cm" svg:y1="4.818cm" svg:x2="8.544cm" svg:y2="5.254cm" draw:start-shape="id8" draw:start-glue-point="1" draw:end-shape="id4" draw:end-glue-point="3" svg:d="M3887 4818h26l318 436h4313" svg:viewBox="0 0 4658 437">
          <text:p/>
        </draw:connector>
        <draw:connector draw:style-name="gr21" draw:text-style-name="P20" draw:layer="layout" svg:x1="5.132cm" svg:y1="2.32cm" svg:x2="2.871cm" svg:y2="3.698cm" draw:start-shape="id5" draw:start-glue-point="5" draw:end-shape="id7" draw:end-glue-point="10" svg:d="M5132 2320v1378h-2261" svg:viewBox="0 0 2262 1379">
          <text:p/>
        </draw:connector>
        <draw:connector draw:style-name="gr22" draw:text-style-name="P20" draw:layer="layout" svg:x1="8.306cm" svg:y1="0.318cm" svg:x2="3.887cm" svg:y2="0.318cm" draw:start-shape="id1" draw:start-glue-point="4" draw:end-shape="id9" draw:end-glue-point="4" svg:d="M8306 318h-4419" svg:viewBox="0 0 4420 1">
          <text:p/>
        </draw:connector>
        <draw:connector draw:style-name="gr23" draw:text-style-name="P20" draw:layer="layout" svg:x1="3.887cm" svg:y1="0.634cm" svg:x2="8.306cm" svg:y2="0.634cm" draw:start-shape="id9" draw:start-glue-point="5" draw:end-shape="id1" draw:end-glue-point="5" svg:d="M3887 634h4419" svg:viewBox="0 0 4420 1">
          <text:p/>
        </draw:connector>
        <draw:connector draw:style-name="gr24" draw:text-style-name="P3" draw:layer="layout" draw:type="line" svg:x1="8.306cm" svg:y1="1.948cm" svg:x2="7.353cm" svg:y2="1.948cm" draw:start-shape="id3" draw:start-glue-point="3" draw:end-shape="id5" draw:end-glue-point="1" svg:d="M8306 1948h-953" svg:viewBox="0 0 954 1">
          <text:p/>
        </draw:connector>
        <draw:custom-shape draw:style-name="gr25" draw:text-style-name="P19" xml:id="id3" draw:id="id3" draw:layer="layout" svg:width="2.54cm" svg:height="0.767cm" svg:x="8.306cm" svg:y="1.565cm">
          <text:p text:style-name="P18"><text:span text:style-name="T10">HVC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6" draw:text-style-name="P21" xml:id="id14" draw:id="id14" draw:layer="layout" svg:width="2.54cm" svg:height="0.767cm" svg:x="5.268cm" svg:y="1.565cm">
          <draw:glue-point draw:id="4" svg:x="3.751cm" svg:y="4.855cm"/>
          <draw:glue-point draw:id="5" svg:x="-3.748cm" svg:y="4.855cm"/>
          <text:p text:style-name="P1"><text:span text:style-name="T1">Ai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xml:id="id15" draw:id="id15" draw:layer="layout" svg:width="2.54cm" svg:height="0.767cm" svg:x="1.802cm" svg:y="1.565cm">
          <text:p text:style-name="P1"><text:span text:style-name="T1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2" draw:layer="layout" draw:type="lines" svg:x1="11.301cm" svg:y1="0.435cm" svg:x2="11.301cm" svg:y2="3.48cm" draw:start-shape="id10" draw:start-glue-point="1" draw:end-shape="id11" draw:end-glue-point="1" svg:d="M11301 435h541v3045h-541" svg:viewBox="0 0 542 3046">
          <text:p/>
        </draw:connector>
        <draw:frame draw:style-name="gr28" draw:text-style-name="P23" xml:id="id13" draw:id="id13" draw:layer="layout" svg:width="2.064cm" svg:height="0.734cm" svg:x="8.999cm" svg:y="4.887cm">
          <draw:text-box>
            <text:p text:style-name="P4"><text:s/><text:span text:style-name="T2">Song</text:span></text:p>
          </draw:text-box>
          <draw:glue-point draw:id="4" svg:x="-5cm" svg:y="-4.906cm"/>
        </draw:frame>
        <draw:frame draw:style-name="gr29" draw:text-style-name="P24" draw:layer="layout" svg:width="2.205cm" svg:height="1.111cm" draw:transform="rotate (1.5707963267949) translate (12.078cm 3.013cm)">
          <draw:text-box>
            <text:p text:style-name="P4"><text:span text:style-name="T3">Variability</text:span></text:p>
            <text:p text:style-name="P4"><text:span text:style-name="T3">(explore)</text:span></text:p>
          </draw:text-box>
        </draw:frame>
        <draw:custom-shape draw:style-name="gr26" draw:text-style-name="P21" xml:id="id17" draw:id="id17" draw:layer="layout" svg:width="2.54cm" svg:height="0.767cm" svg:x="1.802cm" svg:y="4.435cm">
          <text:p text:style-name="P1"><text:span text:style-name="T1">V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2" draw:layer="layout" draw:type="line" svg:x1="10.031cm" svg:y1="2.332cm" svg:x2="10.031cm" svg:y2="3.096cm" draw:start-shape="id12" draw:start-glue-point="2" draw:end-shape="id11" draw:end-glue-point="0" svg:d="M10031 2332v764" svg:viewBox="0 0 1 765">
          <text:p/>
        </draw:connector>
        <draw:connector draw:style-name="gr30" draw:text-style-name="P22" draw:layer="layout" draw:type="lines" draw:line-skew="0.488cm" svg:x1="8.999cm" svg:y1="4.894cm" svg:x2="7.49cm" svg:y2="2.32cm" draw:start-shape="id13" draw:start-glue-point="4" draw:end-shape="id14" draw:end-glue-point="4" svg:d="M8999 4894h-12l-1497-2022v-552" svg:viewBox="0 0 1510 2575">
          <text:p/>
        </draw:connector>
        <draw:frame draw:style-name="gr31" draw:text-style-name="P25" draw:layer="layout" svg:width="1.905cm" svg:height="0.788cm" svg:x="11.036cm" svg:y="3.863cm">
          <draw:text-box>
            <text:p text:style-name="P7"><text:span text:style-name="T4">Actor</text:span></text:p>
          </draw:text-box>
        </draw:frame>
        <draw:connector draw:style-name="gr32" draw:text-style-name="P26" draw:layer="layout" draw:type="lines" svg:x1="5.268cm" svg:y1="1.948cm" svg:x2="4.342cm" svg:y2="1.948cm" draw:start-shape="id14" draw:start-glue-point="3" draw:end-shape="id15" draw:end-glue-point="1" svg:d="M5268 1948h-541 156-541" svg:viewBox="0 0 927 1">
          <text:p/>
        </draw:connector>
        <draw:frame draw:style-name="gr33" draw:text-style-name="P27" draw:layer="layout" svg:width="1.905cm" svg:height="0.788cm" svg:x="5.638cm" svg:y="3.943cm">
          <draw:text-box>
            <text:p text:style-name="P4"><text:span text:style-name="T5">Critic</text:span></text:p>
          </draw:text-box>
        </draw:frame>
        <draw:frame draw:style-name="gr34" draw:text-style-name="P28" draw:layer="layout" svg:width="2.34cm" svg:height="1.111cm" svg:x="0.858cm" svg:y="2.399cm">
          <draw:text-box>
            <text:p text:style-name="P7"><text:span text:style-name="T6">Error Prediction</text:span></text:p>
          </draw:text-box>
        </draw:frame>
        <draw:frame draw:style-name="gr34" draw:text-style-name="P28" draw:layer="layout" svg:width="1.587cm" svg:height="1.111cm" svg:x="4.034cm" svg:y="2.388cm">
          <draw:text-box>
            <text:p text:style-name="P7"><text:span text:style-name="T6">Actual</text:span></text:p>
            <text:p text:style-name="P7"><text:span text:style-name="T6">Error</text:span></text:p>
          </draw:text-box>
        </draw:frame>
        <draw:frame draw:style-name="gr35" draw:text-style-name="P29" draw:layer="layout" svg:width="2.158cm" svg:height="0.556cm" svg:x="5.385cm" svg:y="5.262cm">
          <draw:text-box>
            <text:p text:style-name="P4"><text:span text:style-name="T7">Improve</text:span></text:p>
          </draw:text-box>
        </draw:frame>
        <draw:frame draw:style-name="gr36" draw:text-style-name="P30" draw:layer="layout" svg:width="2.222cm" svg:height="0.556cm" svg:x="1.961cm" svg:y="5.264cm">
          <draw:text-box>
            <text:p text:style-name="P4"><text:span text:style-name="T6">TD Error</text:span></text:p>
          </draw:text-box>
        </draw:frame>
        <draw:custom-shape draw:style-name="gr37" draw:text-style-name="P31" xml:id="id10" draw:id="id10" draw:layer="layout" svg:width="2.54cm" svg:height="0.768cm" svg:x="8.761cm" svg:y="0.051cm">
          <draw:glue-point draw:id="4" svg:x="-5.161cm" svg:y="-1.536cm"/>
          <draw:glue-point draw:id="5" svg:x="-5.161cm" svg:y="2.604cm"/>
          <text:p text:style-name="P4">L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xml:id="id16" draw:id="id16" draw:layer="layout" svg:width="2.54cm" svg:height="0.768cm" svg:x="1.802cm" svg:y="0.051cm">
          <draw:glue-point draw:id="4" svg:x="5.161cm" svg:y="-1.536cm"/>
          <draw:glue-point draw:id="5" svg:x="5.161cm" svg:y="2.604cm"/>
          <text:p text:style-name="P4">sB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2" draw:layer="layout" draw:type="lines" svg:x1="3.072cm" svg:y1="0.819cm" svg:x2="3.072cm" svg:y2="1.565cm" draw:start-shape="id16" draw:start-glue-point="2" draw:end-shape="id15" draw:end-glue-point="0" svg:d="M3072 819v541-337 542" svg:viewBox="0 0 1 747">
          <text:p/>
        </draw:connector>
        <draw:custom-shape draw:style-name="gr39" draw:text-style-name="P32" xml:id="id11" draw:id="id11" draw:layer="layout" svg:width="2.54cm" svg:height="0.768cm" svg:x="8.761cm" svg:y="3.096cm">
          <text:p text:style-name="P18"><text:span text:style-name="T10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2" draw:layer="layout" draw:type="line" svg:x1="10.031cm" svg:y1="3.864cm" svg:x2="10.031cm" svg:y2="4.887cm" draw:start-shape="id11" draw:start-glue-point="2" draw:end-shape="id13" draw:end-glue-point="0" svg:d="M10031 3864v1023" svg:viewBox="0 0 1 1024">
          <text:p/>
        </draw:connector>
        <draw:connector draw:style-name="gr41" draw:text-style-name="P22" draw:layer="layout" draw:type="lines" draw:line-skew="-0.515cm -3.813cm" svg:x1="4.342cm" svg:y1="4.818cm" svg:x2="8.999cm" svg:y2="5.254cm" draw:start-shape="id17" draw:start-glue-point="1" draw:end-shape="id13" draw:end-glue-point="3" svg:d="M4342 4818h26l318 436h4313" svg:viewBox="0 0 4658 437">
          <text:p/>
        </draw:connector>
        <draw:connector draw:style-name="gr42" draw:text-style-name="P4" draw:layer="layout" svg:x1="5.587cm" svg:y1="2.32cm" svg:x2="3.526cm" svg:y2="3.698cm" draw:start-shape="id14" draw:start-glue-point="5" draw:end-shape="id18" draw:end-glue-point="10" svg:d="M5587 2320v1378h-2061" svg:viewBox="0 0 2062 1379">
          <text:p/>
        </draw:connector>
        <draw:connector draw:style-name="gr43" draw:text-style-name="P4" draw:layer="layout" svg:x1="8.761cm" svg:y1="0.318cm" svg:x2="4.342cm" svg:y2="0.318cm" draw:start-shape="id10" draw:start-glue-point="4" draw:end-shape="id16" draw:end-glue-point="4" svg:d="M8761 318h-4419" svg:viewBox="0 0 4420 1">
          <text:p/>
        </draw:connector>
        <draw:connector draw:style-name="gr44" draw:text-style-name="P4" draw:layer="layout" svg:x1="4.342cm" svg:y1="0.634cm" svg:x2="8.761cm" svg:y2="0.634cm" draw:start-shape="id16" draw:start-glue-point="5" draw:end-shape="id10" draw:end-glue-point="5" svg:d="M4342 634h4419" svg:viewBox="0 0 4420 1">
          <text:p/>
        </draw:connector>
        <draw:connector draw:style-name="gr45" draw:text-style-name="P22" draw:layer="layout" draw:type="line" svg:x1="8.761cm" svg:y1="1.948cm" svg:x2="7.808cm" svg:y2="1.948cm" draw:start-shape="id12" draw:start-glue-point="3" draw:end-shape="id14" draw:end-glue-point="1" svg:d="M8761 1948h-953" svg:viewBox="0 0 954 1">
          <text:p/>
        </draw:connector>
        <draw:custom-shape draw:style-name="gr46" draw:text-style-name="P32" xml:id="id12" draw:id="id12" draw:layer="layout" svg:width="2.54cm" svg:height="0.767cm" svg:x="8.761cm" svg:y="1.565cm">
          <text:p text:style-name="P18"><text:span text:style-name="T10">HV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4" draw:layer="layout" draw:line-skew="-0.727cm" svg:x1="1.802cm" svg:y1="4.818cm" svg:x2="1.802cm" svg:y2="1.948cm" draw:start-shape="id17" draw:start-glue-point="3" draw:end-shape="id15" draw:end-glue-point="3" svg:d="M1802 4818h-1268v-2870h1268" svg:viewBox="0 0 1269 2871">
          <text:p/>
        </draw:connector>
        <draw:frame draw:style-name="gr35" draw:text-style-name="P28" draw:layer="layout" svg:width="2.34cm" svg:height="0.556cm" draw:transform="rotate (1.5707963267949) translate (-0.025cm 4.465cm)">
          <draw:text-box>
            <text:p text:style-name="P7"><text:span text:style-name="T6">Feedback</text:span></text:p>
          </draw:text-box>
        </draw:frame>
        <draw:custom-shape draw:style-name="gr47" draw:text-style-name="P33" xml:id="id19" draw:id="id19" draw:layer="layout" svg:width="2.54cm" svg:height="0.767cm" svg:x="2.002cm" svg:y="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3" xml:id="id20" draw:id="id20" draw:layer="layout" svg:width="2.54cm" svg:height="0.767cm" svg:x="2.002cm" svg:y="4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26" draw:layer="layout" draw:type="lines" svg:x1="3.272cm" svg:y1="2.332cm" svg:x2="3.272cm" svg:y2="3.445cm" draw:start-shape="id19" draw:start-glue-point="2" draw:end-shape="id18" draw:end-glue-point="4" svg:d="M3272 2332v499 86 528" svg:viewBox="0 0 1 1114">
          <text:p/>
        </draw:connector>
        <draw:custom-shape draw:style-name="gr49" draw:text-style-name="P34" xml:id="id18" draw:id="id18" draw:layer="layout" svg:width="0.508cm" svg:height="0.505cm" svg:x="3.018cm" svg:y="3.445cm">
          <text:p text:style-name="P14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2" draw:layer="layout" draw:type="line" svg:x1="3.272cm" svg:y1="3.95cm" svg:x2="3.272cm" svg:y2="4.435cm" draw:start-shape="id18" draw:start-glue-point="8" draw:end-shape="id20" draw:end-glue-point="0" svg:d="M3272 3950v485" svg:viewBox="0 0 1 486">
          <text:p/>
        </draw:connector>
        <draw:frame draw:style-name="gr51" draw:text-style-name="P35" draw:layer="layout" svg:width="0.375cm" svg:height="1.267cm" svg:x="3.085cm" svg:y="2.997cm">
          <draw:text-box>
            <text:p><text:span text:style-name="T9">-</text:span></text:p>
          </draw:text-box>
        </draw:frame>
      </draw:page>
      <draw:page draw:name="page3" draw:style-name="dp1" draw:master-page-name="Default">
        <draw:connector draw:style-name="gr52" draw:text-style-name="P4" draw:layer="layout" draw:line-skew="-0.725cm" svg:x1="1.802cm" svg:y1="4.818cm" svg:x2="1.802cm" svg:y2="0.435cm" draw:start-shape="id21" draw:start-glue-point="3" draw:end-shape="id22" draw:end-glue-point="3" svg:d="M1802 4818h-1266v-4383h1266" svg:viewBox="0 0 1267 4384">
          <text:p/>
        </draw:connector>
        <draw:custom-shape draw:style-name="gr26" draw:text-style-name="P21" xml:id="id27" draw:id="id27" draw:layer="layout" svg:width="2.54cm" svg:height="0.767cm" svg:x="5.266cm" svg:y="1.565cm">
          <draw:glue-point draw:id="4" svg:x="3.751cm" svg:y="4.855cm"/>
          <draw:glue-point draw:id="5" svg:x="-3.748cm" svg:y="4.855cm"/>
          <text:p text:style-name="P1"><text:span text:style-name="T1">Ai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xml:id="id28" draw:id="id28" draw:layer="layout" svg:width="2.54cm" svg:height="0.767cm" svg:x="1.802cm" svg:y="1.565cm">
          <text:p text:style-name="P1"><text:span text:style-name="T1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2" draw:layer="layout" draw:type="lines" svg:x1="11.301cm" svg:y1="0.435cm" svg:x2="11.301cm" svg:y2="3.48cm" draw:start-shape="id23" draw:start-glue-point="1" draw:end-shape="id24" draw:end-glue-point="1" svg:d="M11301 435h541v3045h-541" svg:viewBox="0 0 542 3046">
          <text:p/>
        </draw:connector>
        <draw:frame draw:style-name="gr28" draw:text-style-name="P23" xml:id="id26" draw:id="id26" draw:layer="layout" svg:width="2.064cm" svg:height="0.734cm" svg:x="8.999cm" svg:y="4.887cm">
          <draw:text-box>
            <text:p text:style-name="P4"><text:s/><text:span text:style-name="T2">Song</text:span></text:p>
          </draw:text-box>
          <draw:glue-point draw:id="4" svg:x="-5cm" svg:y="-4.906cm"/>
        </draw:frame>
        <draw:frame draw:style-name="gr29" draw:text-style-name="P24" draw:layer="layout" svg:width="2.205cm" svg:height="1.111cm" draw:transform="rotate (1.5707963267949) translate (12.078cm 3.013cm)">
          <draw:text-box>
            <text:p text:style-name="P4"><text:span text:style-name="T3">Variability</text:span></text:p>
            <text:p text:style-name="P4"><text:span text:style-name="T3">(explore)</text:span></text:p>
          </draw:text-box>
        </draw:frame>
        <draw:custom-shape draw:style-name="gr53" draw:text-style-name="P21" xml:id="id21" draw:id="id21" draw:layer="layout" svg:width="2.54cm" svg:height="0.767cm" svg:x="1.802cm" svg:y="4.435cm">
          <text:p text:style-name="P1"><text:span text:style-name="T1">VTA </text:span><text:span text:style-name="T11">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2" draw:layer="layout" draw:type="line" svg:x1="10.031cm" svg:y1="2.332cm" svg:x2="10.031cm" svg:y2="3.096cm" draw:start-shape="id25" draw:start-glue-point="2" draw:end-shape="id24" draw:end-glue-point="0" svg:d="M10031 2332v764" svg:viewBox="0 0 1 765">
          <text:p/>
        </draw:connector>
        <draw:connector draw:style-name="gr30" draw:text-style-name="P22" draw:layer="layout" draw:type="lines" draw:line-skew="0.488cm" svg:x1="8.999cm" svg:y1="4.894cm" svg:x2="7.488cm" svg:y2="2.32cm" draw:start-shape="id26" draw:start-glue-point="4" draw:end-shape="id27" draw:end-glue-point="4" svg:d="M8999 4894h-12l-1499-2022v-552" svg:viewBox="0 0 1512 2575">
          <text:p/>
        </draw:connector>
        <draw:frame draw:style-name="gr31" draw:text-style-name="P25" draw:layer="layout" svg:width="1.905cm" svg:height="0.788cm" svg:x="11.036cm" svg:y="3.863cm">
          <draw:text-box>
            <text:p text:style-name="P7"><text:span text:style-name="T4">Actor</text:span></text:p>
          </draw:text-box>
        </draw:frame>
        <draw:connector draw:style-name="gr32" draw:text-style-name="P26" draw:layer="layout" draw:type="lines" svg:x1="5.266cm" svg:y1="1.948cm" svg:x2="4.342cm" svg:y2="1.948cm" draw:start-shape="id27" draw:start-glue-point="3" draw:end-shape="id28" draw:end-glue-point="1" svg:d="M5266 1948h-541 158-541" svg:viewBox="0 0 925 1">
          <text:p/>
        </draw:connector>
        <draw:frame draw:style-name="gr33" draw:text-style-name="P27" draw:layer="layout" svg:width="1.905cm" svg:height="0.788cm" svg:x="5.638cm" svg:y="3.943cm">
          <draw:text-box>
            <text:p text:style-name="P4"><text:span text:style-name="T5">Critic</text:span></text:p>
          </draw:text-box>
        </draw:frame>
        <draw:frame draw:style-name="gr34" draw:text-style-name="P28" draw:layer="layout" svg:width="2.34cm" svg:height="1.111cm" svg:x="0.858cm" svg:y="2.399cm">
          <draw:text-box>
            <text:p text:style-name="P7"><text:span text:style-name="T6">Error Prediction</text:span></text:p>
          </draw:text-box>
        </draw:frame>
        <draw:frame draw:style-name="gr34" draw:text-style-name="P28" draw:layer="layout" svg:width="1.587cm" svg:height="1.111cm" svg:x="4.034cm" svg:y="2.388cm">
          <draw:text-box>
            <text:p text:style-name="P7"><text:span text:style-name="T6">Actual</text:span></text:p>
            <text:p text:style-name="P7"><text:span text:style-name="T6">Error</text:span></text:p>
          </draw:text-box>
        </draw:frame>
        <draw:frame draw:style-name="gr36" draw:text-style-name="P30" draw:layer="layout" svg:width="2.222cm" svg:height="0.556cm" svg:x="1.961cm" svg:y="5.264cm">
          <draw:text-box>
            <text:p text:style-name="P4"><text:span text:style-name="T6">TD Error</text:span></text:p>
          </draw:text-box>
        </draw:frame>
        <draw:custom-shape draw:style-name="gr37" draw:text-style-name="P31" xml:id="id23" draw:id="id23" draw:layer="layout" svg:width="2.54cm" svg:height="0.768cm" svg:x="8.761cm" svg:y="0.051cm">
          <draw:glue-point draw:id="4" svg:x="-5.161cm" svg:y="-1.536cm"/>
          <draw:glue-point draw:id="5" svg:x="-5.161cm" svg:y="2.604cm"/>
          <text:p text:style-name="P4">L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xml:id="id22" draw:id="id22" draw:layer="layout" svg:width="2.54cm" svg:height="0.768cm" svg:x="1.802cm" svg:y="0.051cm">
          <draw:glue-point draw:id="4" svg:x="5.161cm" svg:y="-1.536cm"/>
          <draw:glue-point draw:id="5" svg:x="5.161cm" svg:y="2.604cm"/>
          <text:p text:style-name="P4">sB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22" draw:layer="layout" draw:type="lines" svg:x1="3.072cm" svg:y1="0.819cm" svg:x2="3.072cm" svg:y2="1.565cm" draw:start-shape="id22" draw:start-glue-point="2" draw:end-shape="id28" draw:end-glue-point="0" svg:d="M3072 819v541-337 542" svg:viewBox="0 0 1 747">
          <text:p/>
        </draw:connector>
        <draw:custom-shape draw:style-name="gr39" draw:text-style-name="P32" xml:id="id24" draw:id="id24" draw:layer="layout" svg:width="2.54cm" svg:height="0.768cm" svg:x="8.761cm" svg:y="3.096cm">
          <text:p text:style-name="P18"><text:span text:style-name="T10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2" draw:layer="layout" draw:type="line" svg:x1="10.031cm" svg:y1="3.864cm" svg:x2="10.031cm" svg:y2="4.887cm" draw:start-shape="id24" draw:start-glue-point="2" draw:end-shape="id26" draw:end-glue-point="0" svg:d="M10031 3864v1023" svg:viewBox="0 0 1 1024">
          <text:p/>
        </draw:connector>
        <draw:connector draw:style-name="gr42" draw:text-style-name="P4" draw:layer="layout" svg:x1="5.585cm" svg:y1="2.32cm" svg:x2="3.526cm" svg:y2="3.698cm" draw:start-shape="id27" draw:start-glue-point="5" draw:end-shape="id29" draw:end-glue-point="10" svg:d="M5585 2320v1378h-2059" svg:viewBox="0 0 2060 1379">
          <text:p/>
        </draw:connector>
        <draw:connector draw:style-name="gr43" draw:text-style-name="P4" draw:layer="layout" svg:x1="8.761cm" svg:y1="0.318cm" svg:x2="4.342cm" svg:y2="0.318cm" draw:start-shape="id23" draw:start-glue-point="4" draw:end-shape="id22" draw:end-glue-point="4" svg:d="M8761 318h-4419" svg:viewBox="0 0 4420 1">
          <text:p/>
        </draw:connector>
        <draw:connector draw:style-name="gr45" draw:text-style-name="P22" draw:layer="layout" draw:type="line" svg:x1="8.761cm" svg:y1="1.948cm" svg:x2="7.806cm" svg:y2="1.948cm" draw:start-shape="id25" draw:start-glue-point="3" draw:end-shape="id27" draw:end-glue-point="1" svg:d="M8761 1948h-955" svg:viewBox="0 0 956 1">
          <text:p/>
        </draw:connector>
        <draw:custom-shape draw:style-name="gr46" draw:text-style-name="P32" xml:id="id25" draw:id="id25" draw:layer="layout" svg:width="2.54cm" svg:height="0.767cm" svg:x="8.761cm" svg:y="1.565cm">
          <text:p text:style-name="P18"><text:span text:style-name="T10">HV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text-style-name="P4" draw:layer="layout" draw:line-skew="-0.727cm" svg:x1="1.802cm" svg:y1="4.818cm" svg:x2="1.802cm" svg:y2="1.948cm" draw:start-shape="id21" draw:start-glue-point="3" draw:end-shape="id28" draw:end-glue-point="3" svg:d="M1802 4818h-1268v-2870h1268" svg:viewBox="0 0 1269 2871">
          <text:p/>
        </draw:connector>
        <draw:frame draw:style-name="gr35" draw:text-style-name="P28" draw:layer="layout" svg:width="2.34cm" svg:height="0.556cm" draw:transform="rotate (1.5707963267949) translate (-0.025cm 4.465cm)">
          <draw:text-box>
            <text:p text:style-name="P7"><text:span text:style-name="T6">Feedback</text:span></text:p>
          </draw:text-box>
        </draw:frame>
        <draw:custom-shape draw:style-name="gr47" draw:text-style-name="P33" xml:id="id30" draw:id="id30" draw:layer="layout" svg:width="2.54cm" svg:height="0.767cm" svg:x="2.002cm" svg:y="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3" xml:id="id31" draw:id="id31" draw:layer="layout" svg:width="2.54cm" svg:height="0.767cm" svg:x="2.002cm" svg:y="4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26" draw:layer="layout" draw:type="lines" svg:x1="3.272cm" svg:y1="2.332cm" svg:x2="3.272cm" svg:y2="3.445cm" draw:start-shape="id30" draw:start-glue-point="2" draw:end-shape="id29" draw:end-glue-point="4" svg:d="M3272 2332v499 86 528" svg:viewBox="0 0 1 1114">
          <text:p/>
        </draw:connector>
        <draw:custom-shape draw:style-name="gr49" draw:text-style-name="P34" xml:id="id29" draw:id="id29" draw:layer="layout" svg:width="0.508cm" svg:height="0.505cm" svg:x="3.018cm" svg:y="3.445cm">
          <text:p text:style-name="P14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22" draw:layer="layout" draw:type="line" svg:x1="3.272cm" svg:y1="3.95cm" svg:x2="3.272cm" svg:y2="4.435cm" draw:start-shape="id29" draw:start-glue-point="8" draw:end-shape="id31" draw:end-glue-point="0" svg:d="M3272 3950v485" svg:viewBox="0 0 1 486">
          <text:p/>
        </draw:connector>
        <draw:custom-shape draw:style-name="gr37" draw:text-style-name="P31" xml:id="id32" draw:id="id32" draw:layer="layout" svg:width="2.54cm" svg:height="0.768cm" svg:x="5.266cm" svg:y="0.564cm">
          <draw:glue-point draw:id="4" svg:x="5.161cm" svg:y="-1.536cm"/>
          <draw:glue-point draw:id="5" svg:x="5.161cm" svg:y="2.604cm"/>
          <text:p text:style-name="P4">DL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22" draw:layer="layout" draw:type="lines" draw:line-skew="-0.524cm -0.144cm" svg:x1="4.342cm" svg:y1="0.634cm" svg:x2="5.266cm" svg:y2="0.948cm" draw:start-shape="id22" draw:start-glue-point="5" draw:end-shape="id32" draw:end-glue-point="3" svg:d="M4342 634h17l222 314h685" svg:viewBox="0 0 925 315">
          <text:p/>
        </draw:connector>
        <draw:connector draw:style-name="gr59" draw:text-style-name="P22" draw:layer="layout" draw:type="lines" draw:line-skew="-0.514cm" svg:x1="7.806cm" svg:y1="0.948cm" svg:x2="8.761cm" svg:y2="0.634cm" draw:start-shape="id32" draw:start-glue-point="1" draw:end-shape="id23" draw:end-glue-point="5" svg:d="M7806 948h27l387-314h541" svg:viewBox="0 0 956 31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08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1:47:29.679418803</meta:creation-date>
    <dc:date>2024-05-06T13:06:25.322175816</dc:date>
    <meta:editing-duration>PT1H46M18S</meta:editing-duration>
    <meta:editing-cycles>47</meta:editing-cycles>
    <meta:generator>LibreOffice/24.2.2.2$Linux_X86_64 LibreOffice_project/420$Build-2</meta:generator>
    <meta:print-date>2024-04-25T11:50:24.696264086</meta:print-date>
    <meta:printed-by>PDF files</meta:printed-by>
    <meta:document-statistic meta:object-count="98"/>
  </office:meta>
</office:document-meta>
</file>